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4861in" style:rel-column-width="9625*"/>
    </style:style>
    <style:style style:name="TABLA_5f_TRANSFERENCIA.B" style:display-name="TABLA_TRANSFERENCIA.B" style:family="table-column">
      <style:table-column-properties style:column-width="1.5764in" style:rel-column-width="10210*"/>
    </style:style>
    <style:style style:name="TABLA_5f_TRANSFERENCIA.D" style:display-name="TABLA_TRANSFERENCIA.D" style:family="table-column">
      <style:table-column-properties style:column-width="1.7361in" style:rel-column-width="11244*"/>
    </style:style>
    <style:style style:name="TABLA_5f_TRANSFERENCIA.E" style:display-name="TABLA_TRANSFERENCIA.E" style:family="table-column">
      <style:table-column-properties style:column-width="1.791in" style:rel-column-width="11600*"/>
    </style:style>
    <style:style style:name="TABLA_5f_TRANSFERENCIA.F" style:display-name="TABLA_TRANSFERENCIA.F" style:family="table-column">
      <style:table-column-properties style:column-width="1.9528in" style:rel-column-width="12646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F1" style:display-name="TABLA_TRANSFERENCIA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504" officeooo:paragraph-rsid="00453504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3a66f"/>
    </style:style>
    <style:style style:name="T9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2</text:p>
      <text:p text:style-name="P5"/>
      <text:p text:style-name="P9">
        <text:span text:style-name="T1">Fecha</text:span>
        <text:span text:style-name="T2">: 05/03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 table:number-columns-repeated="2"/>
        <table:table-column table:style-name="TABLA_5f_TRANSFERENCIA.D"/>
        <table:table-column table:style-name="TABLA_5f_TRANSFERENCIA.E"/>
        <table:table-column table:style-name="TABLA_5f_TRANSFERENCIA.F"/>
        <table:table-row table:style-name="TABLA_5f_TRANSFERENCIA.1">
          <table:table-cell table:style-name="TABLA_5f_TRANSFERENCIA.A1" office:value-type="string">
            <text:p text:style-name="P18">Tipo de Bien</text:p>
          </table:table-cell>
          <table:table-cell table:style-name="TABLA_5f_TRANSFERENCIA.A1" office:value-type="string">
            <text:p text:style-name="P18">Detalle</text:p>
          </table:table-cell>
          <table:table-cell table:style-name="TABLA_5f_TRANSFERENCIA.A1" office:value-type="string">
            <text:p text:style-name="P22">Area (origen)</text:p>
          </table:table-cell>
          <table:table-cell table:style-name="TABLA_5f_TRANSFERENCIA.A1" office:value-type="string">
            <text:p text:style-name="P21"><text:span text:style-name="T9">D</text:span>eposito <text:span text:style-name="T9">(origen)</text:span></text:p>
          </table:table-cell>
          <table:table-cell table:style-name="TABLA_5f_TRANSFERENCIA.A1" office:value-type="string">
            <text:p text:style-name="P20">Descripción adicional</text:p>
          </table:table-cell>
          <table:table-cell table:style-name="TABLA_5f_TRANSFERENCIA.F1" office:value-type="string">
            <text:p text:style-name="P19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24">Patrimonio y Suministro</text:p>
          </table:table-cell>
          <table:table-cell table:style-name="TABLA_5f_TRANSFERENCIA.D2" office:value-type="string">
            <text:p text:style-name="P17">piso -1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5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24">Patrimonio y Suministro</text:p>
          </table:table-cell>
          <table:table-cell table:style-name="TABLA_5f_TRANSFERENCIA.D2" office:value-type="string">
            <text:p text:style-name="P17">piso -1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7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3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04:58.090732442</dc:date>
    <meta:generator>LibreOffice/4.2.7.2$Linux_x86 LibreOffice_project/420m0$Build-2</meta:generator>
    <meta:editing-duration>PT20H36M45S</meta:editing-duration>
    <meta:editing-cycles>40</meta:editing-cycles>
    <meta:document-statistic meta:table-count="1" meta:image-count="1" meta:object-count="0" meta:page-count="1" meta:paragraph-count="17" meta:word-count="35" meta:character-count="339" meta:non-whitespace-character-count="314"/>
  </office:meta>
</office:document-meta>
</file>